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" style:family="graphic" style:parent-style-name="standard">
      <style:graphic-properties draw:fill-color="#6666ff" draw:textarea-horizontal-align="justify" draw:textarea-vertical-align="middle" draw:auto-grow-height="false" fo:min-height="1.15cm" fo:min-width="4.7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1.15cm" fo:min-width="6.7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1.15cm" fo:min-width="2.2cm"/>
    </style:style>
    <style:style style:name="gr7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66ff"/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以太网</text:p>
          </draw:text-box>
        </draw:frame>
        <draw:custom-shape draw:style-name="gr1" draw:text-style-name="P1" draw:layer="layout" svg:width="5.2cm" svg:height="1.4cm" svg:x="2.2cm" svg:y="6.1cm">
          <text:p text:style-name="P1">目的MAC地址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1.4cm" svg:x="7.4cm" svg:y="6.1cm">
          <text:p text:style-name="P1">源MAC地址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1.4cm" svg:x="12.6cm" svg:y="6.1cm">
          <text:p text:style-name="P1">(上层)</text:p>
          <text:p text:style-name="P1">协议类型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cm" svg:height="1.4cm" svg:x="15.2cm" svg:y="6.1cm">
          <text:p text:style-name="P1">数据</text:p>
          <draw:enhanced-geometry svg:viewBox="0 0 21600 21600" draw:type="rectangle" draw:enhanced-path="M 0 0 L 21600 0 21600 21600 0 21600 0 0 Z N"/>
        </draw:custom-shape>
        <draw:measure draw:style-name="gr5" draw:text-style-name="P1" draw:layer="measurelines" svg:x1="2.2cm" svg:y1="9.3cm" svg:x2="7.2cm" svg:y2="9.3cm">
          <text:p text:style-name="P5"><text:measure text:kind="gap"/>6字节</text:p>
        </draw:measure>
        <draw:measure draw:style-name="gr5" draw:text-style-name="P1" draw:layer="measurelines" svg:x1="7.5cm" svg:y1="9.3cm" svg:x2="12.5cm" svg:y2="9.3cm">
          <text:p text:style-name="P5"><text:measure text:kind="gap"/>6字节</text:p>
        </draw:measure>
        <draw:measure draw:style-name="gr5" draw:text-style-name="P1" draw:layer="measurelines" svg:x1="12.7cm" svg:y1="9.3cm" svg:x2="14.9cm" svg:y2="9.3cm">
          <text:p text:style-name="P5">2字节</text:p>
          <text:p text:style-name="P5"/>
        </draw:measure>
        <draw:custom-shape draw:style-name="gr6" draw:text-style-name="P6" draw:layer="layout" svg:width="2.7cm" svg:height="1.4cm" svg:x="22.4cm" svg:y="6.1cm">
          <text:p text:style-name="P1">CRC校验</text:p>
          <draw:enhanced-geometry svg:viewBox="0 0 21600 21600" draw:type="rectangle" draw:enhanced-path="M 0 0 L 21600 0 21600 21600 0 21600 0 0 Z N"/>
        </draw:custom-shape>
        <draw:measure draw:style-name="gr5" draw:text-style-name="P1" draw:layer="measurelines" svg:x1="22.4cm" svg:y1="9.2cm" svg:x2="25cm" svg:y2="9.2cm">
          <text:p text:style-name="P5">4字节</text:p>
        </draw:measur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4:34:19.665816271</meta:creation-date>
    <dc:date>2018-04-16T14:44:57.346851394</dc:date>
    <meta:editing-duration>PT10M38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